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1">
      <style:text-properties fo:language="ru" fo:country="RU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2">
      <style:text-properties fo:language="en" fo:country="US"/>
    </style:style>
    <style:style style:name="P7" style:family="paragraph" style:parent-style-name="Text_20_body" style:list-style-name="L6">
      <style:text-properties fo:language="en" fo:country="US"/>
    </style:style>
    <style:style style:name="P8" style:family="paragraph" style:parent-style-name="Text_20_body" style:list-style-name="L7">
      <style:text-properties fo:language="en" fo:country="US"/>
    </style:style>
    <style:style style:name="P9" style:family="paragraph" style:parent-style-name="Text_20_body" style:list-style-name="L8">
      <style:text-properties fo:language="en" fo:country="US"/>
    </style:style>
    <style:style style:name="P10" style:family="paragraph" style:parent-style-name="Text_20_body" style:list-style-name="L10">
      <style:text-properties fo:language="en" fo:country="US"/>
    </style:style>
    <style:style style:name="P11" style:family="paragraph" style:parent-style-name="Text_20_body">
      <style:text-properties fo:language="ru" fo:country="RU"/>
    </style:style>
    <style:style style:name="P12" style:family="paragraph" style:parent-style-name="Text_20_body" style:list-style-name="L1">
      <style:text-properties fo:language="ru" fo:country="RU"/>
    </style:style>
    <style:style style:name="P13" style:family="paragraph" style:parent-style-name="Text_20_body" style:list-style-name="L2">
      <style:text-properties fo:language="ru" fo:country="RU"/>
    </style:style>
    <style:style style:name="P14" style:family="paragraph" style:parent-style-name="Text_20_body" style:list-style-name="L4">
      <style:text-properties fo:language="ru" fo:country="RU"/>
    </style:style>
    <style:style style:name="P15" style:family="paragraph" style:parent-style-name="Text_20_body" style:list-style-name="L5">
      <style:text-properties fo:language="ru" fo:country="RU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Consolas"/>
    </style:style>
    <style:style style:name="T4" style:family="text">
      <style:text-properties style:font-name="Consolas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ngineBundle</text:h>
      <text:p text:style-name="P1"><text:span text:style-name="T1"/></text:p>
      <text:h text:style-name="P3" text:outline-level="1">Environment</text:h>
      <text:p text:style-name="Text_20_body"><text:span text:style-name="T2"/></text:p>
      <text:h text:style-name="P3" text:outline-level="1">NodeMapper</text:h>
      <text:p text:style-name="P1">Конструктор </text:p>
      <text:h text:style-name="P3" text:outline-level="1">Site</text:h>
      <text:p text:style-name="P1">Экземпляр сайта.</text:p>
      <text:h text:style-name="Heading_20_1" text:outline-level="1">Сервисы</text:h>
      <text:list xml:id="list30493632" text:style-name="L10">
        <text:list-item>
          <text:p text:style-name="P10">engine.breadcrumbs</text:p>
        </text:list-item>
        <text:list-item>
          <text:p text:style-name="P10">engine.env (alias for engine.environment)</text:p>
        </text:list-item>
        <text:list-item>
          <text:p text:style-name="P10">engine.html</text:p>
        </text:list-item>
        <text:list-item>
          <text:p text:style-name="P10">engine.site</text:p>
        </text:list-item>
        <text:list-item>
          <text:p text:style-name="P10">engine.sett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Verdana" svg:font-family="Verdan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6pt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7T17:52:38.41</meta:creation-date>
    <dc:title>digi</dc:title>
    <meta:editing-duration>PT3H33M26S</meta:editing-duration>
    <meta:editing-cycles>112</meta:editing-cycles>
    <meta:generator>LibreOffice/3.4$Win32 LibreOffice_project/340m1$Build-602</meta:generator>
    <dc:date>2012-05-04T10:47:15.20</dc:date>
    <dc:creator>Artem</dc:creator>
    <meta:document-statistic meta:table-count="0" meta:image-count="0" meta:object-count="0" meta:page-count="1" meta:paragraph-count="12" meta:word-count="21" meta:character-count="178" meta:non-whitespace-character-count="173"/>
    <meta:template xlink:type="simple" xlink:actuate="onRequest" xlink:title="digi" xlink:href="../../../../LibreOffice/3/user/template/digi.ott" meta:date="2011-12-07T17:52:38.41"/>
  </office:meta>
</office:document-meta>
</file>